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ítulo3" style:master-page-name="MP0" style:family="paragraph">
      <style:paragraph-properties fo:break-before="page"/>
    </style:style>
    <style:style style:name="T2" style:parent-style-name="StrongEmphasis" style:family="text">
      <style:text-properties style:font-name="Calibri" fo:font-size="12pt" style:font-size-asian="12pt" style:font-size-complex="12pt" fo:language="es" fo:country="CO"/>
    </style:style>
    <style:style style:name="P3" style:parent-style-name="Textbody" style:family="paragraph">
      <style:text-properties fo:language="es" fo:country="CO"/>
    </style:style>
    <style:style style:name="T4" style:parent-style-name="StrongEmphasis" style:family="text">
      <style:text-properties style:font-name="Calibri" fo:font-weight="normal" style:font-weight-asian="normal" style:font-weight-complex="normal" fo:language="es" fo:country="CO"/>
    </style:style>
    <style:style style:name="P5" style:parent-style-name="Textbody" style:family="paragraph">
      <style:text-properties style:font-name="Calibri" fo:language="es" fo:country="CO"/>
    </style:style>
    <style:style style:name="P6" style:parent-style-name="Textbody" style:family="paragraph">
      <style:paragraph-properties fo:margin-bottom="0in"/>
      <style:text-properties style:font-name="Calibri" fo:language="es" fo:country="CO"/>
    </style:style>
    <style:style style:name="P7" style:parent-style-name="Textbody" style:family="paragraph">
      <style:paragraph-properties fo:margin-bottom="0in"/>
      <style:text-properties style:font-name="Calibri" fo:language="es" fo:country="CO"/>
    </style:style>
    <style:style style:name="P8" style:parent-style-name="Textbody" style:family="paragraph">
      <style:paragraph-properties fo:margin-bottom="0in"/>
      <style:text-properties style:font-name="Calibri" fo:language="es" fo:country="CO"/>
    </style:style>
    <style:style style:name="P9" style:parent-style-name="Textbody" style:family="paragraph">
      <style:paragraph-properties fo:margin-bottom="0in"/>
      <style:text-properties style:font-name="Calibri" fo:language="es" fo:country="CO"/>
    </style:style>
    <style:style style:name="P10" style:parent-style-name="Textbody" style:family="paragraph">
      <style:paragraph-properties fo:margin-bottom="0in"/>
      <style:text-properties style:font-name="Calibri" fo:language="es" fo:country="CO"/>
    </style:style>
    <style:style style:name="P11" style:parent-style-name="Textbody" style:family="paragraph">
      <style:paragraph-properties fo:margin-bottom="0in"/>
      <style:text-properties style:font-name="Calibri" fo:language="es" fo:country="CO"/>
    </style:style>
    <style:style style:name="P12" style:parent-style-name="Textbody" style:family="paragraph">
      <style:paragraph-properties fo:margin-bottom="0in"/>
      <style:text-properties style:font-name="Calibri" fo:language="es" fo:country="CO"/>
    </style:style>
    <style:style style:name="P13" style:parent-style-name="Textbody" style:family="paragraph">
      <style:paragraph-properties fo:margin-bottom="0in"/>
      <style:text-properties style:font-name="Calibri" fo:language="es" fo:country="CO"/>
    </style:style>
    <style:style style:name="P14" style:parent-style-name="Textbody" style:family="paragraph">
      <style:paragraph-properties fo:margin-bottom="0in"/>
      <style:text-properties style:font-name="Calibri" fo:language="es" fo:country="CO"/>
    </style:style>
    <style:style style:name="P15" style:parent-style-name="Textbody" style:family="paragraph">
      <style:paragraph-properties fo:margin-bottom="0in"/>
      <style:text-properties style:font-name="Calibri" fo:language="es" fo:country="CO"/>
    </style:style>
    <style:style style:name="P16" style:parent-style-name="Textbody" style:family="paragraph">
      <style:paragraph-properties fo:margin-bottom="0in"/>
      <style:text-properties style:font-name="Calibri" fo:language="es" fo:country="CO"/>
    </style:style>
    <style:style style:name="P17" style:parent-style-name="Textbody" style:family="paragraph">
      <style:paragraph-properties fo:margin-bottom="0in"/>
      <style:text-properties style:font-name="Calibri" fo:language="es" fo:country="CO"/>
    </style:style>
    <style:style style:name="P18" style:parent-style-name="Textbody" style:family="paragraph">
      <style:paragraph-properties fo:margin-bottom="0in"/>
      <style:text-properties style:font-name="Calibri" fo:language="es" fo:country="CO"/>
    </style:style>
    <style:style style:name="P19" style:parent-style-name="Textbody" style:family="paragraph">
      <style:paragraph-properties fo:margin-bottom="0in"/>
      <style:text-properties style:font-name="Calibri" fo:language="es" fo:country="CO"/>
    </style:style>
    <style:style style:name="P20" style:parent-style-name="Textbody" style:family="paragraph">
      <style:paragraph-properties fo:margin-bottom="0in"/>
      <style:text-properties style:font-name="Calibri" fo:language="es" fo:country="CO"/>
    </style:style>
    <style:style style:name="P21" style:parent-style-name="Textbody" style:family="paragraph">
      <style:paragraph-properties fo:margin-bottom="0in"/>
      <style:text-properties style:font-name="Calibri" fo:language="es" fo:country="CO"/>
    </style:style>
    <style:style style:name="P22" style:parent-style-name="Textbody" style:family="paragraph">
      <style:paragraph-properties fo:margin-bottom="0in"/>
      <style:text-properties style:font-name="Calibri" fo:language="es" fo:country="CO"/>
    </style:style>
    <style:style style:name="P23" style:parent-style-name="Textbody" style:family="paragraph">
      <style:paragraph-properties fo:margin-bottom="0in"/>
      <style:text-properties style:font-name="Calibri" fo:language="es" fo:country="CO"/>
    </style:style>
    <style:style style:name="P24" style:parent-style-name="Textbody" style:family="paragraph">
      <style:text-properties style:font-name="Calibri" fo:language="es" fo:country="CO"/>
    </style:style>
    <style:style style:name="P25" style:parent-style-name="Textbody" style:family="paragraph">
      <style:text-properties fo:language="es" fo:country="CO"/>
    </style:style>
  </office:automatic-styles>
  <office:body>
    <office:text text:use-soft-page-breaks="true">
      <text:h text:style-name="P1" text:outline-level="3"><text:span text:style-name="T2">Lista de chequeo para entrega de Texto Argumentativo 1</text:span></text:h>
      <text:p text:style-name="P3"/>
      <text:p text:style-name="Textbody"><text:span text:style-name="T4">Antes de subir sus textos a Turnitin, por favor verifiquen los siguientes aspectos de su producción escrita.</text:span></text:p>
      <text:p text:style-name="P5"/>
      <text:list text:style-name="LFO1" text:continue-numbering="true">
        <text:list-item>
          <text:p text:style-name="P6"><text:bookmark-start text:name="checklistouter"/><text:bookmark-end text:name="checklistouter"/>Normas APA</text:p>
        </text:list-item>
        <text:list-item>
          <text:p text:style-name="P7">Tamaño<text:s/>de papel y márgenes</text:p>
        </text:list-item>
        <text:list-item>
          <text:p text:style-name="P8">Fuente y tamaño</text:p>
        </text:list-item>
        <text:list-item>
          <text:p text:style-name="P9">Alineamiento e interlineado</text:p>
        </text:list-item>
        <text:list-item>
          <text:p text:style-name="P10">Cabecera: 2-3 primeras palabras del título</text:p>
        </text:list-item>
        <text:list-item>
          <text:p text:style-name="P11">Citación de textos</text:p>
        </text:list-item>
        <text:list-item>
          <text:p text:style-name="P12">Bibliografía: todos los materiales usados, incluso si no se citan</text:p>
        </text:list-item>
        <text:list-item>
          <text:p text:style-name="P13">La tesis es clara: es una oración completa que contiene un punto<text:s/>de vista y es polémica.</text:p>
        </text:list-item>
        <text:list-item>
          <text:p text:style-name="P14">Los argumentos son pertinentes para defender la tesis</text:p>
        </text:list-item>
        <text:list-item>
          <text:p text:style-name="P15">El orden de los argumentos es apropiado</text:p>
        </text:list-item>
        <text:list-item>
          <text:p text:style-name="P16">Se identifica la idea principal de cada párrafo fácilmente</text:p>
        </text:list-item>
        <text:list-item>
          <text:p text:style-name="P17">La conclusión es impactante</text:p>
        </text:list-item>
        <text:list-item>
          <text:p text:style-name="P18">Hay un uso apropiado del vocabulario especializado</text:p>
        </text:list-item>
        <text:list-item>
          <text:p text:style-name="P19">Hay un uso apropiado de los conectores entre las ideas de un párrafo y entre los párrafos mismos</text:p>
        </text:list-item>
        <text:list-item>
          <text:p text:style-name="P20">Se han cuidado la acentuación y la ortografía</text:p>
        </text:list-item>
        <text:list-item>
          <text:p text:style-name="P21">La puntuación le da claridad a las ideas</text:p>
        </text:list-item>
        <text:list-item>
          <text:p text:style-name="P22">El texto evidencia preparación y profundidad reflexiva</text:p>
        </text:list-item>
        <text:list-item>
          <text:p text:style-name="P23">El texto sugiere<text:s/>originalidad en el abordaje del tema</text:p>
        </text:list-item>
        <text:list-item>
          <text:p text:style-name="P24">Extensión: 600-700 palabras</text:p>
        </text:list-item>
      </text:list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4 5 2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text-properties style:font-name="Times New Roman" style:font-name-asian="SimSun" fo:font-weight="bold" style:font-weight-asian="bold" style:font-weight-complex="bold" fo:hyphenate="false"/>
    </style:style>
    <style:style style:name="Normal" style:display-name="Normal" style:family="paragraph">
      <style:text-properties fo:language="es" fo:country="CO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RCY CADRE</meta:initial-creator>
    <dc:creator>Usuario de Salon</dc:creator>
    <meta:creation-date>2016-09-28T23:20:00Z</meta:creation-date>
    <dc:date>2019-03-13T14:11:00Z</dc:date>
    <meta:template xlink:href="Normal" xlink:type="simple"/>
    <meta:editing-cycles>3</meta:editing-cycles>
    <meta:editing-duration>PT1200S</meta:editing-duration>
    <meta:document-statistic meta:page-count="1" meta:paragraph-count="2" meta:word-count="156" meta:character-count="1017" meta:row-count="7" meta:non-whitespace-character-count="863"/>
  </office:meta>
</office:document-meta>
</file>